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9.503cm" fo:margin-left="-1.51cm" fo:margin-top="0cm" fo:margin-bottom="0cm" table:align="left" style:writing-mode="lr-tb"/>
    </style:style>
    <style:style style:name="Tabla1.A" style:family="table-column">
      <style:table-column-properties style:column-width="2.574cm"/>
    </style:style>
    <style:style style:name="Tabla1.B" style:family="table-column">
      <style:table-column-properties style:column-width="2.427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11.751cm"/>
    </style:style>
    <style:style style:name="Tabla1.1" style:family="table-row">
      <style:table-row-properties style:min-row-height="1.799cm"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2" style:family="table-row">
      <style:table-row-properties fo:keep-together="auto"/>
    </style:style>
    <style:style style:name="Tabla1.3" style:family="table-row">
      <style:table-row-properties style:min-row-height="7.142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style:min-row-height="0.515cm"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Tabla1.23" style:family="table-row">
      <style:table-row-properties fo:keep-together="auto"/>
    </style:style>
    <style:style style:name="Tabla1.24" style:family="table-row">
      <style:table-row-properties fo:keep-together="auto"/>
    </style:style>
    <style:style style:name="P1" style:family="paragraph" style:parent-style-name="Standard_20__28_user_29_">
      <style:text-properties fo:font-weight="bold" style:font-weight-asian="bold"/>
    </style:style>
    <style:style style:name="P2" style:family="paragraph" style:parent-style-name="Standard_20__28_user_29_">
      <style:text-properties fo:font-size="14pt" fo:font-weight="bold" style:font-size-asian="14pt" style:font-weight-asian="bold"/>
    </style:style>
    <style:style style:name="P3" style:family="paragraph" style:parent-style-name="Standard_20__28_user_29_">
      <style:paragraph-properties fo:margin-top="0cm" fo:margin-bottom="0cm" loext:contextual-spacing="false" fo:line-height="100%"/>
    </style:style>
    <style:style style:name="P4" style:family="paragraph" style:parent-style-name="Standard_20__28_user_29_">
      <style:paragraph-properties fo:margin-top="0cm" fo:margin-bottom="0cm" loext:contextual-spacing="false" fo:line-height="100%">
        <style:tab-stops>
          <style:tab-stop style:position="9.312cm"/>
        </style:tab-stops>
      </style:paragraph-properties>
    </style:style>
    <style:style style:name="P5" style:family="paragraph" style:parent-style-name="Standard_20__28_user_29_" style:list-style-name="WWNum14">
      <style:paragraph-properties fo:margin-top="0cm" fo:margin-bottom="0cm" loext:contextual-spacing="false" fo:line-height="100%"/>
    </style:style>
    <style:style style:name="P6" style:family="paragraph" style:parent-style-name="Standard_20__28_user_29_" style:list-style-name="WWNum15">
      <style:paragraph-properties fo:margin-top="0cm" fo:margin-bottom="0cm" loext:contextual-spacing="false" fo:line-height="100%"/>
    </style:style>
    <style:style style:name="P7" style:family="paragraph" style:parent-style-name="Standard_20__28_user_29_" style:list-style-name="WWNum20">
      <style:paragraph-properties fo:margin-top="0cm" fo:margin-bottom="0cm" loext:contextual-spacing="false" fo:line-height="100%"/>
    </style:style>
    <style:style style:name="P8" style:family="paragraph" style:parent-style-name="Standard_20__28_user_29_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1"/>
    </style:style>
    <style:style style:name="P9" style:family="paragraph" style:parent-style-name="Standard_20__28_user_29_">
      <style:paragraph-properties fo:margin-top="0cm" fo:margin-bottom="0cm" loext:contextual-spacing="false" fo:line-height="100%"/>
      <style:text-properties style:text-underline-style="solid" style:text-underline-width="auto" style:text-underline-color="font-color"/>
    </style:style>
    <style:style style:name="P10" style:family="paragraph" style:parent-style-name="Standard_20__28_user_29_">
      <style:paragraph-properties fo:margin-top="0.494cm" fo:margin-bottom="0.494cm" loext:contextual-spacing="false" fo:line-height="100%"/>
    </style:style>
    <style:style style:name="P11" style:family="paragraph" style:parent-style-name="Standard_20__28_user_29_" style:list-style-name="WWNum17">
      <style:paragraph-properties fo:margin-top="0.494cm" fo:margin-bottom="0.494cm" loext:contextual-spacing="false" fo:line-height="100%"/>
    </style:style>
    <style:style style:name="P12" style:family="paragraph" style:parent-style-name="Standard_20__28_user_29_" style:list-style-name="WWNum16">
      <style:paragraph-properties fo:margin-top="0.494cm" fo:margin-bottom="0cm" loext:contextual-spacing="false" fo:line-height="100%"/>
    </style:style>
    <style:style style:name="P13" style:family="paragraph" style:parent-style-name="Standard_20__28_user_29_" style:list-style-name="WWNum18">
      <style:paragraph-properties fo:margin-top="0.494cm" fo:margin-bottom="0cm" loext:contextual-spacing="false" fo:line-height="100%"/>
    </style:style>
    <style:style style:name="P14" style:family="paragraph" style:parent-style-name="Standard_20__28_user_29_" style:list-style-name="WWNum19">
      <style:paragraph-properties fo:margin-top="0.494cm" fo:margin-bottom="0cm" loext:contextual-spacing="false" fo:line-height="100%"/>
    </style:style>
    <style:style style:name="P15" style:family="paragraph" style:parent-style-name="Standard_20__28_user_29_">
      <style:paragraph-properties fo:margin-top="0cm" fo:margin-bottom="0.494cm" loext:contextual-spacing="false" fo:line-height="100%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List_20_Paragraph" style:list-style-name="WWNum12"/>
    <style:style style:name="P18" style:family="paragraph" style:parent-style-name="List_20_Paragraph">
      <style:paragraph-properties fo:margin-top="0cm" fo:margin-bottom="0cm" loext:contextual-spacing="false" fo:line-height="100%"/>
    </style:style>
    <style:style style:name="P19" style:family="paragraph" style:parent-style-name="List_20_Paragraph" style:list-style-name="WWNum13">
      <style:paragraph-properties fo:margin-top="0cm" fo:margin-bottom="0cm" loext:contextual-spacing="false" fo:line-height="100%"/>
    </style:style>
    <style:style style:name="P20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4pt" style:font-size-asian="14pt"/>
    </style:style>
    <style:style style:name="T6" style:family="text">
      <style:text-properties fo:color="#000000" fo:font-size="14pt" fo:font-weight="bold" style:font-size-asian="14pt" style:font-weight-asian="bold"/>
    </style:style>
    <style:style style:name="T7" style:family="text">
      <style:text-properties fo:color="#ff0000" fo:font-size="14pt" style:font-size-asian="14pt"/>
    </style:style>
    <style:style style:name="T8" style:family="text">
      <style:text-properties fo:color="#ff0000" style:font-name="Wingdings" fo:font-size="14pt" style:font-name-asian="Wingdings2" style:font-size-asian="14pt" style:font-name-complex="Wingdings2"/>
    </style:style>
    <style:style style:name="T9" style:family="text">
      <style:text-properties fo:color="#ff0000" style:font-name="Times New Roman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0" style:family="text">
      <style:text-properties fo:color="#ff0000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1" style:family="text">
      <style:text-properties style:font-name="Arial" fo:font-size="10pt" fo:font-weight="bold" style:font-size-asian="10pt" style:font-weight-asian="bold" style:font-name-complex="Arial1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4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 text:c="13"/><text:span text:style-name="T1">DESCRIPCION DEL EQUIPO Y PROYECTO DEFINITIVO</text:span></text:h>
      <text:h text:style-name="Heading_20_1" text:outline-level="1">Equipo: NOMBRE DEL EQUIPO <text:s text:c="2"/>(definitivo)</text:h>
      <text:list xml:id="list2854416531" text:style-name="WWNum12">
        <text:list-item>
          <text:p text:style-name="P17">La Compañia <text:s text:c="3"/></text:p>
        </text:list-item>
      </text:list>
      <text:h text:style-name="Heading_20_1" text:outline-level="1">Miembros: (definitivo)</text:h>
      <text:p text:style-name="List_20_Paragraph">Youssef El Faqir El Rhazoui</text:p>
      <text:p text:style-name="List_20_Paragraph">Daniel Alfaro Miranda</text:p>
      <text:p text:style-name="List_20_Paragraph">….</text:p>
      <text:h text:style-name="Heading_20_1" text:outline-level="1">Problema elegido: <text:s/>(definitivo)</text:h>
      <text:p text:style-name="P1"/>
      <text:p text:style-name="Standard_20__28_user_29_"><text:span text:style-name="T2">Nombre del problema: </text:span><text:span text:style-name="T4">Gestión y administración de producciones de cine o teatro</text:span></text:p>
      <text:p text:style-name="Standard_20__28_user_29_"/>
      <text:p text:style-name="Standard_20__28_user_29_"><text:span text:style-name="T2">Descripción Breve (10 líneas): </text:span><text:span text:style-name="T4">Buscamos elaborar un producto software con el que poder gestionar y administrar diferentes aspectos que involucran una producción de cine o teatro, como puede ser la organización del personal, actores involucrados, el catering que pueda haber, equipo de maquillaje, vestimenta disponible, carteles o trailers de las producciones o lugares de rodaje</text:span></text:p>
      <text:p text:style-name="P2"/>
      <text:p text:style-name="Standard_20__28_user_29_"><text:span text:style-name="T2">Quien es tu cliente (a quien se lo vendes): </text:span><text:span text:style-name="T3">Buscamos vendérselo a productoras de cine o teatro.</text:span></text:p>
      <text:p text:style-name="Standard_20__28_user_29_"/>
      <text:p text:style-name="Standard_20__28_user_29_"><text:span text:style-name="T2">Qué fuentes sobre el dominio del problema has consultado o tienes planeado consultar? </text:span><text:span text:style-name="T5">Dado que tenemos subsistemas muy diversos tenemos pensado buscar productos concretos para basar nuestro conocimiento (e.g. basarnos en un producto que ya gestione caterings para dicho subsistema</text:span></text:p>
      <text:p text:style-name="Standard_20__28_user_29_"/>
      <text:p text:style-name="Standard_20__28_user_29_"><text:soft-page-break/><text:span text:style-name="T2">Otros Proyectos existentes parecidos</text:span><text:span text:style-name="T6">: </text:span><text:span text:style-name="T5">En base a la búsqueda de proyectos por subsistema</text:span><text:bookmark text:name="_GoBack"/><text:span text:style-name="T5"> algunos ejemplos son: MiceCathering, encargados en la reserva de lugares y organización del cathering de eventos, o Espectalium agencia de contratación de artistas y famosos para eventos y acciones de marketing.</text:span></text:p>
      <text:p text:style-name="P2"/>
      <text:p text:style-name="Standard_20__28_user_29_"><text:span text:style-name="T2">Actores Principales: <text:s/>Tipos de usuarios </text:span><text:span text:style-name="T7">(</text:span><text:span text:style-name="T8"></text:span><text:span text:style-name="T7"> Borrador)</text:span></text:p>
      <text:p text:style-name="Standard_20__28_user_29_"><text:span text:style-name="T4">Productores, actores, publicistas</text:span></text:p>
      <text:p text:style-name="Standard_20__28_user_29_"><text:span text:style-name="T2">Actores Secundarios (externos al Proyecto): </text:span><text:span text:style-name="T7">(</text:span><text:span text:style-name="T8"></text:span><text:span text:style-name="T7"> Borrador)</text:span></text:p>
      <text:p text:style-name="Standard_20__28_user_29_"><text:span text:style-name="T4">Gestor de bases de datos, Web</text:span></text:p>
      <text:p text:style-name="Standard_20__28_user_29_"><text:span text:style-name="T2">Glosario de tu Proyecto: Definiciones, acrónimos y abreviaturas </text:span><text:span text:style-name="T7">(</text:span><text:span text:style-name="T8"></text:span><text:span text:style-name="T7"> Borrador)</text:span></text:p>
      <text:p text:style-name="Standard_20__28_user_29_"><text:s text:c="3"/>- Poner definiciones de los elementos que no es claro su significado</text:p>
      <text:p text:style-name="P1"/>
      <text:p text:style-name="P1"/>
      <text:p text:style-name="Standard_20__28_user_29_"><text:span text:style-name="T2">Funciones <text:s/>Principales de Cada Subsistema y Alumno </text:span><text:span text:style-name="T7">(</text:span><text:span text:style-name="T8"></text:span><text:span text:style-name="T7"> Borrador)</text:span></text:p>
      <text:p text:style-name="Standard_20__28_user_29_"><text:span text:style-name="T7"><text:s text:c="17"/>CRUD: Crear (dar de alta), Lectura (Listar) , Actualizar, Borrar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<text:span text:style-name="T11">Nombre Alumno Responsable +</text:span></text:p>
            <text:p text:style-name="P3"><text:span text:style-name="T11">Nombre susbsistema</text:span></text:p>
          </table:table-cell>
          <table:table-cell table:style-name="Tabla1.A1" office:value-type="string">
            <text:p text:style-name="P3"><text:span text:style-name="T11">Actores</text:span></text:p>
          </table:table-cell>
          <table:table-cell table:style-name="Tabla1.A1" office:value-type="string">
            <text:p text:style-name="P3"><text:span text:style-name="T11">(IN) Datos Entrada</text:span></text:p>
            <text:p text:style-name="P8"/>
            <text:p text:style-name="P8"/>
            <text:p text:style-name="P3"><text:span text:style-name="T11">(OUT) Datos Salida</text:span></text:p>
            <text:p text:style-name="P3"><text:span text:style-name="T11">(resultados)</text:span></text:p>
          </table:table-cell>
          <table:table-cell table:style-name="Tabla1.A1" office:value-type="string">
            <text:p text:style-name="P4"><text:span text:style-name="T11">Descripción breve de:</text:span></text:p>
            <text:p text:style-name="P4"><text:span text:style-name="T11">- qué se hace con los datos de entrada</text:span></text:p>
            <text:p text:style-name="P4"><text:span text:style-name="T11">- para llegar a los datos de salida : (ver instrucciones)</text:span></text:p>
          </table:table-cell>
        </table:table-row>
        <table:table-row table:style-name="Tabla1.2">
          <table:table-cell table:style-name="Tabla1.A1" office:value-type="string">
            <text:p text:style-name="P3"><text:span text:style-name="T1"/></text:p>
          </table:table-cell>
          <table:table-cell table:style-name="Tabla1.A1" office:value-type="string">
            <text:p text:style-name="P3"/>
            <text:p text:style-name="P3"><text:s/>UsuarioX</text:p>
            <text:p text:style-name="P3"/>
            <text:p text:style-name="P3">AlmacenBD</text:p>
          </table:table-cell>
          <table:table-cell table:style-name="Tabla1.A1" office:value-type="string">
            <text:p text:style-name="P3">IN: Fichero <text:s/></text:p>
            <text:p text:style-name="P3"><text:s text:c="3"/>Bicicletas</text:p>
            <text:p text:style-name="P3">OUT: Listas según <text:s text:c="2"/></text:p>
            <text:p text:style-name="P3"><text:s text:c="2"/>restricciones</text:p>
          </table:table-cell>
          <table:table-cell table:style-name="Tabla1.A1" office:value-type="string">
            <text:p text:style-name="P3">Hay varios tipos de informes:</text:p>
            <text:list xml:id="list314385790" text:style-name="WWNum13">
              <text:list-item>
                <text:p text:style-name="P19">Lista completa de bicicletas</text:p>
              </text:list-item>
            </text:list>
            <text:p text:style-name="P18">Lista de bicicletas alquiladas: solo las marcadas</text:p>
            <text:p text:style-name="P18">Como alquiladas</text:p>
            <text:p text:style-name="P18">Lista de bicicletas deficitarias: aquellas cuya suma de alquileres es menor que 1000 euros</text:p>
          </table:table-cell>
        </table:table-row>
        <text:soft-page-break/>
        <table:table-row table:style-name="Tabla1.3">
          <table:table-cell table:style-name="Tabla1.A1" office:value-type="string">
            <text:p text:style-name="P3">Youssef El Faqir El Rhazoui</text:p>
            <text:p text:style-name="P3"/>
            <text:p text:style-name="P3"><text:span text:style-name="T1">Gestión de actores y películas en las que están participando</text:span></text:p>
          </table:table-cell>
          <table:table-cell table:style-name="Tabla1.A1" office:value-type="string">
            <text:p text:style-name="P3"/>
            <text:p text:style-name="P3">Productores, Directores,</text:p>
            <text:p text:style-name="P3">Managers</text:p>
            <text:p text:style-name="P3"/>
            <text:p text:style-name="P3">AlmacenBD de actores y películas en curso</text:p>
          </table:table-cell>
          <table:table-cell table:style-name="Tabla1.A1" office:value-type="string">
            <text:p text:style-name="P3">IN: Fichero de actores o películas/obras de teatro</text:p>
            <text:p text:style-name="P3"/>
            <text:p text:style-name="P3">OUT: Lista de actores que participan en la obra, o lista de obras en las que trabaja el actor</text:p>
          </table:table-cell>
          <table:table-cell table:style-name="Tabla1.A1" office:value-type="string">
            <text:p text:style-name="P3">De actores → obras:</text:p>
            <text:list xml:id="list1262781449" text:style-name="WWNum14">
              <text:list-item>
                <text:p text:style-name="P5">Se recibe la lista de actores</text:p>
              </text:list-item>
              <text:list-item>
                <text:p text:style-name="P5">Se busca en el almacenBD la lista de obras (en curso) en las que participa cada actor.</text:p>
              </text:list-item>
              <text:list-item>
                <text:p text:style-name="P5">Se muestra de cada actor las obras en las que participa actualmente.</text:p>
              </text:list-item>
            </text:list>
            <text:p text:style-name="P3"/>
            <text:p text:style-name="P3">De obras → actores:</text:p>
            <text:list xml:id="list3004848880" text:style-name="WWNum15">
              <text:list-item>
                <text:p text:style-name="P6">Se recibe la lista de obras</text:p>
              </text:list-item>
              <text:list-item>
                <text:p text:style-name="P6">Se busca en el almacenBD la lista de actores que trabajan o trabajaron en esa obra.</text:p>
              </text:list-item>
              <text:list-item>
                <text:p text:style-name="P6">Se muestra por cada obra los actores participantes</text:p>
              </text:list-item>
            </text:list>
            <text:p text:style-name="P3"/>
          </table:table-cell>
        </table:table-row>
        <table:table-row table:style-name="Tabla1.4">
          <table:table-cell table:style-name="Tabla1.A1" office:value-type="string">
            <text:p text:style-name="P3">Daniel Alfaro</text:p>
            <text:p text:style-name="P3">Miranda</text:p>
            <text:p text:style-name="P3"/>
            <text:p text:style-name="P3"><text:span text:style-name="T1">Gestión de lugares de rodaje y actuación</text:span></text:p>
            <text:p text:style-name="P9"/>
          </table:table-cell>
          <table:table-cell table:style-name="Tabla1.A1" office:value-type="string">
            <text:p text:style-name="P3"/>
            <text:p text:style-name="P3">Equipos de producción cinematográfica y organización teatral</text:p>
            <text:p text:style-name="P3"/>
            <text:p text:style-name="P3">Servicios públicos para la reserva y adecuación del lugar</text:p>
            <text:p text:style-name="P3"/>
            <text:p text:style-name="P3">AlmacenBD para las reservas en curso</text:p>
            <text:p text:style-name="P3"/>
          </table:table-cell>
          <table:table-cell table:style-name="Tabla1.A1" office:value-type="string">
            <text:p text:style-name="P3">IN: Solicitudes de reserva</text:p>
            <text:p text:style-name="P3"/>
            <text:p text:style-name="P3">OUT: Permisos de rodaje y actuación o sugerencias de lugares alternativos</text:p>
          </table:table-cell>
          <table:table-cell table:style-name="Tabla1.A1" office:value-type="string">
            <text:p text:style-name="P3">Solicitudes:</text:p>
            <text:list xml:id="list780616316" text:style-name="WWNum20">
              <text:list-item>
                <text:p text:style-name="P7">Una vez recibida se buscan coincidencias de reserva en la BD para la fecha escogida.</text:p>
              </text:list-item>
              <text:list-item>
                <text:p text:style-name="P7">Si esta disponible se notifica al cliente y se piden los permisos apropiados a la administración encargada de la gestión del lugar.</text:p>
              </text:list-item>
              <text:list-item>
                <text:p text:style-name="P7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a1.5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6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7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8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9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0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3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4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5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6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7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8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19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0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ext:soft-page-break/>
        <table:table-row table:style-name="Tabla1.2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3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4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Standard_20__28_user_29_">(VER INSTRUCCIONES EN PAG. SIGUIENTE)</text:p>
      <text:p text:style-name="Standard_20__28_user_29_"><text:span text:style-name="T2">======================== INSTRUCCIONES =========================</text:span></text:p>
      <text:p text:style-name="P10"><text:span text:style-name="T12">Problema elegido</text:span><text:span text:style-name="T13">: Nombre del problema, el del proyecto</text:span></text:p>
      <text:p text:style-name="P10"><text:span text:style-name="T13">(</text:span><text:span text:style-name="T9">esto un Borrador inicial: Todo, excepto el Tema y los Miembros se puede modificar más adelante</text:span><text:span text:style-name="T13">)</text:span></text:p>
      <text:list xml:id="list1804682583" text:style-name="WWNum16">
        <text:list-item>
          <text:p text:style-name="P12"><text:span text:style-name="T13">Descripción</text:span></text:p>
        </text:list-item>
      </text:list>
      <text:p text:style-name="P3"><text:span text:style-name="T13">Diez líneas resumen del própósito del proyecto.</text:span></text:p>
      <text:p text:style-name="P3"><text:span text:style-name="T13">Quien es tu cliente (a quien se lo vendes): Para orientar todas las decisiones a las características del cliente.</text:span></text:p>
      <text:p text:style-name="P3"><text:span text:style-name="T13">Qué fuentes sobre el dominio del problema has consultado o piensas consultar?</text:span></text:p>
      <text:p text:style-name="P3"><text:span text:style-name="T13">Lista de fuentes para documentarte (escribir las Referencias </text:span><text:span text:style-name="T14">concretas</text:span><text:span text:style-name="T13">): persona experta, libros, web, otras aplicaciones del tema, etc.</text:span></text:p>
      <text:p text:style-name="P3"><text:span text:style-name="T13">Otros Proyectos existentes parecidos:</text:span></text:p>
      <text:p text:style-name="P3"><text:span text:style-name="T13">Qué ventajas, en qué va a mejorar esos proyectos:</text:span></text:p>
      <text:p text:style-name="P3"><text:span text:style-name="T13">qué es mejor en tu proyecto?</text:span></text:p>
      <text:p text:style-name="P3"><text:span text:style-name="T13">Actores (importante desde el principio)</text:span></text:p>
      <text:p text:style-name="P3"><text:span text:style-name="T14">Tipos</text:span><text:span text:style-name="T13"> de usuarios dentro de la aplicación (aunque, en nuestro caso los use una sola persona).</text:span></text:p>
      <text:p text:style-name="P3"><text:span text:style-name="T13">Externos: BD, WEB, Móvil, etc.</text:span></text:p>
      <text:p text:style-name="P15"><text:span text:style-name="T13">Escribe el nombre y dos líneas para decir en qué funciones participa cada uno. (importante desde el principio)</text:span></text:p>
      <text:p text:style-name="P10"><text:span text:style-name="T13">– Funciones Principales de tu dominio (o problema)</text:span></text:p>
      <text:list xml:id="list3430003024" text:style-name="WWNum17">
        <text:list-item>
          <text:p text:style-name="P11"><text:span text:style-name="T10">NO incluyas estas funciones</text:span><text:span text:style-name="T13">: Login, gestión de usuarios, interfaz gráfica GUI, accesos a BD.</text:span></text:p>
        </text:list-item>
      </text:list>
      <text:p text:style-name="P10"><text:span text:style-name="T13">– Escribe para las funciones de cada subsistema:</text:span></text:p>
      <text:list xml:id="list525647467" text:style-name="WWNum18">
        <text:list-item>
          <text:p text:style-name="P13"><text:span text:style-name="T13">El Alumno responsable de la función</text:span></text:p>
        </text:list-item>
      </text:list>
      <text:p text:style-name="P3"><text:span text:style-name="T13">el nombre de la Función</text:span></text:p>
      <text:p text:style-name="P3"><text:span text:style-name="T13">Los actores implicados</text:span></text:p>
      <text:p text:style-name="P3"><text:span text:style-name="T13">y dos líneas para decir qué realiza:</text:span></text:p>
      <text:p text:style-name="P3"><text:span text:style-name="T13">Datos de entrada</text:span></text:p>
      <text:p text:style-name="P3"><text:span text:style-name="T13">Resultados obtenido</text:span></text:p>
      <text:p text:style-name="P15"><text:span text:style-name="T13">Proceso: Qué hace tu función para obtener los Resultados desde los datos de entrada.</text:span></text:p>
      <text:p text:style-name="P10"><text:span text:style-name="T13">INFORMACION: Un Subsistema Inicial es</text:span></text:p>
      <text:list xml:id="list4234691257" text:style-name="WWNum19">
        <text:list-item>
          <text:p text:style-name="P14"><text:span text:style-name="T13">Conjunto de funciones con sentido propio sobre el tema escogido.</text:span></text:p>
        </text:list-item>
      </text:list>
      <text:p text:style-name="P15"><text:span text:style-name="T13">Cada alumno se responsabiliza de un sub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Arial1" style:font-family-complex="Ari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/>
    </style:style>
    <style:style style:name="ListLabel_20_63" style:display-name="ListLabel 63" style:family="text">
      <style:text-properties fo:font-size="12pt" style:font-size-asian="12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2pt" style:font-size-asian="12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2pt" style:font-size-asian="12pt"/>
    </style:style>
    <style:style style:name="ListLabel_20_81" style:display-name="ListLabel 81" style:family="text">
      <style:text-properties fo:font-size="12pt" style:font-size-asian="12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6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9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6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9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9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2.251cm" fo:margin-right="2.498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ignatura de Ingeniería del Software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4</meta:editing-cycles>
    <meta:print-date>2017-10-03T16:05:00</meta:print-date>
    <meta:creation-date>2018-09-26T20:00:00</meta:creation-date>
    <dc:date>2018-09-27T13:20:13.268000000</dc:date>
    <meta:editing-duration>PT2M54S</meta:editing-duration>
    <meta:generator>LibreOffice/6.0.4.2$Windows_X86_64 LibreOffice_project/9b0d9b32d5dcda91d2f1a96dc04c645c450872bf</meta:generator>
    <meta:document-statistic meta:table-count="1" meta:image-count="0" meta:object-count="0" meta:page-count="4" meta:paragraph-count="98" meta:word-count="840" meta:character-count="5348" meta:non-whitespace-character-count="4570"/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